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1.912cm"/>
    </style:style>
    <style:style style:name="pr5" style:family="presentation" style:parent-style-name="Default-title">
      <style:graphic-properties fo:min-height="1.55cm"/>
    </style:style>
    <style:style style:name="pr6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.4cm" fo:margin-bottom="0cm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15pt" style:font-size-asian="9pt" style:font-size-complex="9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style:font-name="FreeMono" fo:font-size="14pt" style:font-size-asian="14pt" style:font-size-complex="14pt"/>
    </style:style>
    <style:style style:name="P8" style:family="paragraph">
      <style:text-properties style:font-name="FreeMono" fo:font-size="13pt" style:font-size-asian="13pt" style:font-size-complex="13pt"/>
    </style:style>
    <style:style style:name="P9" style:family="paragraph">
      <style:text-properties style:font-name="FreeMono" fo:font-size="13pt" fo:font-weight="normal" style:font-size-asian="13pt" style:font-weight-asian="normal" style:font-size-complex="13pt" style:font-weight-complex="normal"/>
    </style:style>
    <style:style style:name="P10" style:family="paragraph">
      <style:text-properties style:font-name="FreeMono" fo:font-size="22pt" style:font-size-asian="22pt" style:font-size-complex="22pt"/>
    </style:style>
    <style:style style:name="P11" style:family="paragraph">
      <style:text-properties style:font-name="FreeMono" fo:font-size="24pt" style:font-size-asian="24pt" style:font-size-complex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FreeMono1" fo:font-size="22pt" style:font-size-asian="22pt" style:font-size-complex="22pt"/>
    </style:style>
    <style:style style:name="T3" style:family="text">
      <style:text-properties style:font-name="FreeMono1"/>
    </style:style>
    <style:style style:name="T4" style:family="text">
      <style:text-properties style:font-name="FreeMono1" fo:font-size="18pt" style:font-size-asian="18pt" style:font-size-complex="18pt"/>
    </style:style>
    <style:style style:name="T5" style:family="text">
      <style:text-properties style:font-name="Liberation Sans1"/>
    </style:style>
    <style:style style:name="T6" style:family="text">
      <style:text-properties style:font-name="FreeMono"/>
    </style:style>
    <style:style style:name="T7" style:family="text">
      <style:text-properties style:font-name="FreeMono1" fo:font-size="24pt" style:font-size-asian="24pt" style:font-size-complex="24pt"/>
    </style:style>
    <style:style style:name="T8" style:family="text">
      <style:text-properties style:font-name="Liberation Sans2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style:font-name="Liberation Sans2" fo:font-size="22pt" style:font-size-asian="22pt" style:font-size-complex="22pt"/>
    </style:style>
    <style:style style:name="T10" style:family="text">
      <style:text-properties style:font-name="Liberation Sans2" fo:font-size="22pt" fo:font-style="italic" style:font-size-asian="22pt" style:font-style-asian="italic" style:font-size-complex="22pt" style:font-style-complex="italic"/>
    </style:style>
    <style:style style:name="T11" style:family="text">
      <style:text-properties style:font-name="FreeMono1" fo:font-size="246.699996948242pt" style:font-size-asian="246.699996948242pt" style:font-size-complex="246.699996948242pt"/>
    </style:style>
    <style:style style:name="T12" style:family="text">
      <style:text-properties style:font-name="FreeMono1" fo:font-size="187.199996948242pt" fo:font-style="italic" style:font-size-asian="187.199996948242pt" style:font-style-asian="italic" style:font-size-complex="187.199996948242pt" style:font-style-complex="italic"/>
    </style:style>
    <style:style style:name="T13" style:family="text">
      <style:text-properties style:font-name="FreeMono1" fo:font-size="22pt" fo:font-style="italic" style:font-size-asian="22pt" style:font-style-asian="italic" style:font-size-complex="22pt" style:font-style-complex="italic"/>
    </style:style>
    <style:style style:name="T14" style:family="text">
      <style:text-properties style:font-name="FreeMono1" fo:font-size="437pt" style:font-size-asian="437pt" style:font-size-complex="437pt"/>
    </style:style>
    <style:style style:name="T15" style:family="text">
      <style:text-properties style:font-name="FreeMono1" fo:font-size="401.399993896484pt" fo:font-style="italic" style:font-size-asian="401.399993896484pt" style:font-style-asian="italic" style:font-size-complex="401.399993896484pt" style:font-style-complex="italic"/>
    </style:style>
    <style:style style:name="T16" style:family="text">
      <style:text-properties style:font-name="FreeMono1" fo:font-size="639.900024414063pt" style:font-size-asian="639.900024414063pt" style:font-size-complex="639.900024414063pt"/>
    </style:style>
    <style:style style:name="T17" style:family="text">
      <style:text-properties style:font-name="FreeMono1" fo:font-size="534.299987792969pt" fo:font-style="italic" style:font-size-asian="534.299987792969pt" style:font-style-asian="italic" style:font-size-complex="534.299987792969pt" style:font-style-complex="italic"/>
    </style:style>
    <style:style style:name="T18" style:family="text">
      <style:text-properties style:font-name="FreeMono1" fo:font-size="28pt" fo:font-style="italic" style:font-size-asian="28pt" style:font-style-asian="italic" style:font-size-complex="28pt" style:font-style-complex="italic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40pt" style:font-size-asian="999.900024414063pt" style:font-size-complex="999.900024414063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15pt" style:font-size-asian="9pt" style:font-size-complex="9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2pt" style:font-size-asian="12pt" style:font-size-complex="12pt"/>
    </style:style>
    <style:style style:name="T26" style:family="text">
      <style:text-properties style:font-name="FreeMono" fo:font-size="24pt" style:font-size-asian="24pt" style:font-size-complex="24pt"/>
    </style:style>
    <style:style style:name="T27" style:family="text">
      <style:text-properties style:font-name="FreeMono" fo:font-size="14pt" fo:font-weight="bold" style:font-size-asian="14pt" style:font-weight-asian="bold" style:font-size-complex="14pt" style:font-weight-complex="bold"/>
    </style:style>
    <style:style style:name="T28" style:family="text">
      <style:text-properties style:font-name="FreeMono" fo:font-size="14pt" style:font-size-asian="14pt" style:font-size-complex="14pt"/>
    </style:style>
    <style:style style:name="T29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30" style:family="text">
      <style:text-properties style:font-name="FreeMono" fo:font-size="18pt" style:font-size-asian="18pt" style:font-size-complex="18pt"/>
    </style:style>
    <style:style style:name="T31" style:family="text">
      <style:text-properties style:font-name="FreeMono" fo:font-size="13pt" style:font-size-asian="13pt" style:font-size-complex="13pt"/>
    </style:style>
    <style:style style:name="T32" style:family="text">
      <style:text-properties style:font-name="FreeMono" fo:font-size="13pt" fo:font-weight="bold" style:font-size-asian="13pt" style:font-weight-asian="bold" style:font-size-complex="13pt" style:font-weight-complex="bold"/>
    </style:style>
    <style:style style:name="T33" style:family="text">
      <style:text-properties style:font-name="FreeMono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4" style:family="text">
      <style:text-properties style:font-name="FreeMono" fo:font-size="13pt" fo:font-weight="normal" style:font-size-asian="13pt" style:font-weight-asian="normal" style:font-size-complex="13pt" style:font-weight-complex="normal"/>
    </style:style>
    <style:style style:name="T35" style:family="text">
      <style:text-properties style:font-name="FreeMono" fo:font-size="32pt" fo:font-weight="bold" style:font-size-asian="32pt" style:font-weight-asian="bold" style:font-size-complex="32pt" style:font-weight-complex="bold"/>
    </style:style>
    <style:style style:name="T36" style:family="text">
      <style:text-properties style:font-name="FreeMono" fo:font-size="22pt" style:font-size-asian="22pt" style:font-size-complex="22pt"/>
    </style:style>
    <style:style style:name="T37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5.728cm" presentation:class="title" presentation:user-transformed="true">
          <draw:text-box>
            <text:p>APT Repositorie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y are we here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e would like to support multi-versioned packages for each channel.</text:p>
              </text:list-item>
              <text:list-item>
                <text:p>Currently, we only support `stable`.</text:p>
              </text:list-item>
              <text:list-item>
                <text:p>We use `aptly`, let’s re-evaluate that tool in addition to several oth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al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n addition to <text:span text:style-name="T1">main</text:span>, support <text:span text:style-name="T1">beta</text:span> and <text:span text:style-name="T1">nightly</text:span> distributions</text:p>
              </text:list-item>
              <text:list-item>
                <text:p>So, support 3 distributions and 1 component (<text:span text:style-name="T1">main</text:span>)</text:p>
              </text:list-item>
              <text:list-item>
                <text:p>If possible, don’t change current process and what is currently documented:</text:p>
                <text:list>
                  <text:list-item>
                    <text:p><text:span text:style-name="T2">add-apt-repository "deb </text:span><text:span text:style-name="T2"><text:a xlink:href="https://releases.algorand.com/deb/" xlink:type="simple">https://releases.algorand.com/deb/</text:a></text:span><text:span text:style-name="T2"><text:s/>stable main"</text:span></text:p>
                  </text:list-item>
                  <text:list-item>
                    <text:p><text:span text:style-name="T3">apt install algorand</text:span></text:p>
                  </text:list-item>
                </text:list>
                <text:p><text:span text:style-name="T3"/></text:p>
                <text:p><text:span text:style-name="T4"><text:a xlink:href="https://developer.algorand.org/docs/run-a-node/setup/install/" xlink:type="simple">https://developer.algorand.org/docs/run-a-node/setup/install/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als (cont.)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dd repository location</text:p>
                <text:list>
                  <text:list-item>
                    <text:p><text:span text:style-name="T2">add-apt-repository "deb </text:span><text:span text:style-name="T2">https://releases.algorand.com/deb/ stable main"</text:span></text:p>
                  </text:list-item>
                  <text:list-item>
                    <text:p><text:span text:style-name="T2">add-apt-repository "deb </text:span><text:span text:style-name="T2">https://releases.algorand.com/deb/ beta main"</text:span></text:p>
                  </text:list-item>
                  <text:list-item>
                    <text:p><text:span text:style-name="T2">add-apt-repository "deb </text:span><text:span text:style-name="T2">https://releases.algorand.com/deb/ nightly main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als (cont.)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nstall latest package</text:p>
                <text:list>
                  <text:list-item>
                    <text:p><text:span text:style-name="T3">apt install algorand</text:span></text:p>
                  </text:list-item>
                  <text:list-item>
                    <text:p><text:span text:style-name="T3">apt install algorand-beta</text:span></text:p>
                  </text:list-item>
                  <text:list-item>
                    <text:p><text:span text:style-name="T3">apt install algorand-nightly</text:span></text:p>
                    <text:p><text:span text:style-name="T3"/></text:p>
                  </text:list-item>
                </text:list>
              </text:list-item>
              <text:list-item>
                <text:p><text:span text:style-name="T5">Install previous package</text:span></text:p>
                <text:list>
                  <text:list-item>
                    <text:p text:style-name="P3"><text:span text:style-name="T3">apt install algorand=2.0.2</text:span></text:p>
                  </text:list-item>
                  <text:list-item>
                    <text:p text:style-name="P3"><text:span text:style-name="T3">apt install algorand-beta=2.0.10</text:span></text:p>
                  </text:list-item>
                  <text:list-item>
                    <text:p><text:span text:style-name="T3">apt install algorand-nightly=1.9.11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5.728cm" presentation:class="title" presentation:user-transformed="true">
          <draw:text-box>
            <text:p>Basics of an APT repository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ypical entry in <text:span text:style-name="T6">sources.list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deb https://releases.algorand.com/deb/ stable </text:span><text:span text:style-name="T7">main</text:span></text:p>
                <text:list>
                  <text:list-item>
                    <text:p><text:span text:style-name="T8">stable</text:span><text:span text:style-name="T2"> = </text:span><text:span text:style-name="T9">the distribution</text:span></text:p>
                    <text:list>
                      <text:list-item>
                        <text:p><text:span text:style-name="T9">For example, Debian has three:</text:span></text:p>
                        <text:list>
                          <text:list-item>
                            <text:p><text:span text:style-name="T10">stable</text:span></text:p>
                          </text:list-item>
                          <text:list-item>
                            <text:p><text:span text:style-name="T10">testing</text:span></text:p>
                          </text:list-item>
                          <text:list-item>
                            <text:p><text:span text:style-name="T10">unstabl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main</text:span><text:span text:style-name="T9"> </text:span><text:span text:style-name="T2">= </text:span><text:span text:style-name="T9">the component</text:span></text:p>
                    <text:list>
                      <text:list-item>
                        <text:p><text:span text:style-name="T9">For example, Debian has the following package groupings:</text:span></text:p>
                        <text:list>
                          <text:list-item>
                            <text:p><text:span text:style-name="T10">main</text:span></text:p>
                          </text:list-item>
                          <text:list-item>
                            <text:p><text:span text:style-name="T10">non-free</text:span></text:p>
                          </text:list-item>
                          <text:list-item>
                            <text:p><text:span text:style-name="T10">contri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utomatic architecture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1">deb </text:span><text:span text:style-name="T11">http</text:span><text:span text:style-name="T11">s://</text:span><text:span text:style-name="T11">rele</text:span><text:span text:style-name="T11">ases</text:span><text:span text:style-name="T11">.alg</text:span><text:span text:style-name="T11">oran</text:span><text:span text:style-name="T11">d.co</text:span><text:span text:style-name="T11">m/de</text:span><text:span text:style-name="T11">b/ </text:span><text:span text:style-name="T11">stab</text:span><text:span text:style-name="T11">le </text:span><text:span text:style-name="T11">main</text:span></text:p>
                <text:p><text:span text:style-name="T12"/></text:p>
                <text:p><text:span text:style-name="T13"/></text:p>
                <text:p><text:span text:style-name="T12">dists</text:span><text:span text:style-name="T12">/</text:span></text:p>
                <text:p><text:span text:style-name="T12">├── </text:span><text:span text:style-name="T12">stable</text:span></text:p>
                <text:p><text:span text:style-name="T12"><text:s text:c="4"/></text:span><text:span text:style-name="T12">├── </text:span><text:span text:style-name="T12">InRele</text:span><text:span text:style-name="T12">ase</text:span></text:p>
                <text:p><text:span text:style-name="T12"><text:s text:c="4"/></text:span><text:span text:style-name="T12">├── </text:span><text:span text:style-name="T12">Releas</text:span><text:span text:style-name="T12">e</text:span></text:p>
                <text:p><text:span text:style-name="T12"><text:s text:c="4"/></text:span><text:span text:style-name="T12">├── </text:span><text:span text:style-name="T12">Releas</text:span><text:span text:style-name="T12">e.gpg</text:span></text:p>
                <text:p><text:span text:style-name="T12"><text:s text:c="4"/></text:span><text:span text:style-name="T12">└── </text:span><text:span text:style-name="T12">main</text:span></text:p>
                <text:p><text:span text:style-name="T12"><text:s text:c="6"/></text:span><text:span text:style-name="T12"><text:s text:c="2"/>├── </text:span><text:span text:style-name="T12">Conten</text:span><text:span text:style-name="T12">ts-</text:span><text:span text:style-name="T12">amd64.</text:span><text:span text:style-name="T12">gz</text:span></text:p>
                <text:p><text:span text:style-name="T12"><text:s text:c="6"/></text:span><text:span text:style-name="T12"><text:s text:c="2"/>└── </text:span><text:span text:style-name="T12">binary</text:span><text:span text:style-name="T12">-amd64</text:span></text:p>
                <text:p><text:span text:style-name="T12"><text:s text:c="6"/></text:span><text:span text:style-name="T12"><text:s text:c="6"/></text:span><text:span text:style-name="T12">├── </text:span><text:span text:style-name="T12">Packag</text:span><text:span text:style-name="T12">es</text:span></text:p>
                <text:p><text:span text:style-name="T12"><text:s text:c="6"/></text:span><text:span text:style-name="T12"><text:s text:c="6"/></text:span><text:span text:style-name="T12">├── </text:span><text:span text:style-name="T12">Packag</text:span><text:span text:style-name="T12">es.bz2</text:span></text:p>
                <text:p><text:span text:style-name="T12"><text:s text:c="6"/></text:span><text:span text:style-name="T12"><text:s text:c="6"/></text:span><text:span text:style-name="T12">├── </text:span><text:span text:style-name="T12">Packag</text:span><text:span text:style-name="T12">es.gz</text:span></text:p>
                <text:p><text:span text:style-name="T12"><text:s text:c="6"/></text:span><text:span text:style-name="T12"><text:s text:c="6"/></text:span><text:span text:style-name="T12">└── </text:span><text:span text:style-name="T12">Releas</text:span><text:span text:style-name="T12">e</text:span></text:p>
                <text:p><text:span text:style-name="T12">..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1.555cm" svg:x="1.4cm" svg:y="3.685cm" presentation:class="outline" presentation:user-transformed="true">
          <draw:text-box>
            <text:list text:style-name="L2">
              <text:list-header>
                <text:p><text:span text:style-name="T14">de</text:span><text:span text:style-name="T14">b </text:span><text:span text:style-name="T14">ht</text:span><text:span text:style-name="T14">tp</text:span><text:span text:style-name="T14">s:</text:span><text:span text:style-name="T14">//</text:span><text:span text:style-name="T14">re</text:span><text:span text:style-name="T14">le</text:span><text:span text:style-name="T14">as</text:span><text:span text:style-name="T14">es</text:span><text:span text:style-name="T14">.a</text:span><text:span text:style-name="T14">lg</text:span><text:span text:style-name="T14">or</text:span><text:span text:style-name="T14">an</text:span><text:span text:style-name="T14">d.</text:span><text:span text:style-name="T14">co</text:span><text:span text:style-name="T14">m/</text:span><text:span text:style-name="T14">de</text:span><text:span text:style-name="T14">b/ </text:span><text:span text:style-name="T14">st</text:span><text:span text:style-name="T14">ab</text:span><text:span text:style-name="T14">le </text:span><text:span text:style-name="T14">ma</text:span><text:span text:style-name="T14">in</text:span></text:p>
                <text:p><text:span text:style-name="T14">de</text:span><text:span text:style-name="T14">b </text:span><text:span text:style-name="T14">ht</text:span><text:span text:style-name="T14">tp</text:span><text:span text:style-name="T14">s:</text:span><text:span text:style-name="T14">//</text:span><text:span text:style-name="T14">re</text:span><text:span text:style-name="T14">le</text:span><text:span text:style-name="T14">as</text:span><text:span text:style-name="T14">es</text:span><text:span text:style-name="T14">.a</text:span><text:span text:style-name="T14">lg</text:span><text:span text:style-name="T14">or</text:span><text:span text:style-name="T14">an</text:span><text:span text:style-name="T14">d.</text:span><text:span text:style-name="T14">co</text:span><text:span text:style-name="T14">m/</text:span><text:span text:style-name="T14">de</text:span><text:span text:style-name="T14">b/ </text:span><text:span text:style-name="T14">be</text:span><text:span text:style-name="T14">ta </text:span><text:span text:style-name="T14">ma</text:span><text:span text:style-name="T14">in</text:span></text:p>
                <text:p><text:span text:style-name="T12"/></text:p>
                <text:p><text:span text:style-name="T13"/></text:p>
                <text:p><text:span text:style-name="T15">di</text:span><text:span text:style-name="T15">st</text:span><text:span text:style-name="T15">s/</text:span></text:p>
                <text:p><text:span text:style-name="T15">├─</text:span><text:span text:style-name="T15">─ </text:span><text:span text:style-name="T15">be</text:span><text:span text:style-name="T15">ta</text:span></text:p>
                <text:p><text:span text:style-name="T15">│ </text:span><text:span text:style-name="T15">  </text:span><text:span text:style-name="T15">├─</text:span><text:span text:style-name="T15">─ </text:span><text:span text:style-name="T15">In</text:span><text:span text:style-name="T15">Re</text:span><text:span text:style-name="T15">le</text:span><text:span text:style-name="T15">as</text:span><text:span text:style-name="T15">e</text:span></text:p>
                <text:p><text:span text:style-name="T15">│ </text:span><text:span text:style-name="T15">  </text:span><text:span text:style-name="T15">├─</text:span><text:span text:style-name="T15">─ </text:span><text:span text:style-name="T15">Re</text:span><text:span text:style-name="T15">le</text:span><text:span text:style-name="T15">as</text:span><text:span text:style-name="T15">e</text:span></text:p>
                <text:p><text:span text:style-name="T15">│ </text:span><text:span text:style-name="T15">  </text:span><text:span text:style-name="T15">├─</text:span><text:span text:style-name="T15">─ </text:span><text:span text:style-name="T15">Re</text:span><text:span text:style-name="T15">le</text:span><text:span text:style-name="T15">as</text:span><text:span text:style-name="T15">e.</text:span><text:span text:style-name="T15">gp</text:span><text:span text:style-name="T15">g</text:span></text:p>
                <text:p><text:span text:style-name="T15">│ </text:span><text:span text:style-name="T15">  </text:span><text:span text:style-name="T15">└─</text:span><text:span text:style-name="T15">─ </text:span><text:span text:style-name="T15">ma</text:span><text:span text:style-name="T15">in</text:span></text:p>
                <text:p><text:span text:style-name="T15">│ </text:span><text:span text:style-name="T15">  <text:s/></text:span><text:span text:style-name="T15"><text:s text:c="3"/></text:span><text:span text:style-name="T15">├─</text:span><text:span text:style-name="T15">─ </text:span><text:span text:style-name="T15">Co</text:span><text:span text:style-name="T15">nt</text:span><text:span text:style-name="T15">en</text:span><text:span text:style-name="T15">ts</text:span><text:span text:style-name="T15">-</text:span><text:span text:style-name="T15">am</text:span><text:span text:style-name="T15">d6</text:span><text:span text:style-name="T15">4.</text:span><text:span text:style-name="T15">gz</text:span></text:p>
                <text:p><text:span text:style-name="T15">│ </text:span><text:span text:style-name="T15">  <text:s/></text:span><text:span text:style-name="T15"><text:s text:c="3"/></text:span><text:span text:style-name="T15">└─</text:span><text:span text:style-name="T15">─ </text:span><text:span text:style-name="T15">bi</text:span><text:span text:style-name="T15">na</text:span><text:span text:style-name="T15">ry</text:span><text:span text:style-name="T15">-</text:span><text:span text:style-name="T15">am</text:span><text:span text:style-name="T15">d6</text:span><text:span text:style-name="T15">4</text:span></text:p>
                <text:p><text:span text:style-name="T15">│ </text:span><text:span text:style-name="T15">  <text:s/></text:span><text:span text:style-name="T15"><text:s text:c="3"/></text:span><text:span text:style-name="T15"><text:s text:c="3"/></text:span><text:span text:style-name="T15"><text:s/></text:span><text:span text:style-name="T15">├─</text:span><text:span text:style-name="T15">─ </text:span><text:span text:style-name="T15">Pa</text:span><text:span text:style-name="T15">ck</text:span><text:span text:style-name="T15">ag</text:span><text:span text:style-name="T15">es</text:span></text:p>
                <text:p><text:span text:style-name="T15">│ </text:span><text:span text:style-name="T15">  <text:s/></text:span><text:span text:style-name="T15"><text:s text:c="3"/></text:span><text:span text:style-name="T15"><text:s text:c="3"/></text:span><text:span text:style-name="T15"><text:s/></text:span><text:span text:style-name="T15">├─</text:span><text:span text:style-name="T15">─ </text:span><text:span text:style-name="T15">Pa</text:span><text:span text:style-name="T15">ck</text:span><text:span text:style-name="T15">ag</text:span><text:span text:style-name="T15">es</text:span><text:span text:style-name="T15">.b</text:span><text:span text:style-name="T15">z2</text:span></text:p>
                <text:p><text:span text:style-name="T15">│ </text:span><text:span text:style-name="T15">  <text:s/></text:span><text:span text:style-name="T15"><text:s text:c="3"/></text:span><text:span text:style-name="T15"><text:s text:c="3"/></text:span><text:span text:style-name="T15"><text:s/></text:span><text:span text:style-name="T15">├─</text:span><text:span text:style-name="T15">─ </text:span><text:span text:style-name="T15">Pa</text:span><text:span text:style-name="T15">ck</text:span><text:span text:style-name="T15">ag</text:span><text:span text:style-name="T15">es</text:span><text:span text:style-name="T15">.g</text:span><text:span text:style-name="T15">z</text:span></text:p>
                <text:p><text:span text:style-name="T15">│ </text:span><text:span text:style-name="T15">  <text:s/></text:span><text:span text:style-name="T15"><text:s text:c="3"/></text:span><text:span text:style-name="T15"><text:s text:c="3"/></text:span><text:span text:style-name="T15"><text:s/></text:span><text:span text:style-name="T15">└─</text:span><text:span text:style-name="T15">─ </text:span><text:span text:style-name="T15">Re</text:span><text:span text:style-name="T15">le</text:span><text:span text:style-name="T15">as</text:span><text:span text:style-name="T15">e</text:span></text:p>
                <text:p><text:span text:style-name="T15">└─</text:span><text:span text:style-name="T15">─ </text:span><text:span text:style-name="T15">st</text:span><text:span text:style-name="T15">ab</text:span><text:span text:style-name="T15">le</text:span></text:p>
                <text:p><text:span text:style-name="T15"><text:s text:c="3"/></text:span><text:span text:style-name="T15"><text:s/></text:span><text:span text:style-name="T15">├─</text:span><text:span text:style-name="T15">─ </text:span><text:span text:style-name="T15">In</text:span><text:span text:style-name="T15">Re</text:span><text:span text:style-name="T15">le</text:span><text:span text:style-name="T15">as</text:span><text:span text:style-name="T15">e</text:span></text:p>
                <text:p><text:span text:style-name="T15"><text:s text:c="3"/></text:span><text:span text:style-name="T15"><text:s/></text:span><text:span text:style-name="T15">├─</text:span><text:span text:style-name="T15">─ </text:span><text:span text:style-name="T15">Re</text:span><text:span text:style-name="T15">le</text:span><text:span text:style-name="T15">as</text:span><text:span text:style-name="T15">e</text:span></text:p>
                <text:p><text:span text:style-name="T15"><text:s text:c="3"/></text:span><text:span text:style-name="T15"><text:s/></text:span><text:span text:style-name="T15">├─</text:span><text:span text:style-name="T15">─ </text:span><text:span text:style-name="T15">Re</text:span><text:span text:style-name="T15">le</text:span><text:span text:style-name="T15">as</text:span><text:span text:style-name="T15">e.</text:span><text:span text:style-name="T15">gp</text:span><text:span text:style-name="T15">g</text:span></text:p>
                <text:p><text:span text:style-name="T15"><text:s text:c="3"/></text:span><text:span text:style-name="T15"><text:s/></text:span><text:span text:style-name="T15">└─</text:span><text:span text:style-name="T15">─ </text:span><text:span text:style-name="T15">ma</text:span><text:span text:style-name="T15">in</text:span></text:p>
                <text:p><text:span text:style-name="T15"><text:s text:c="3"/></text:span><text:span text:style-name="T15"><text:s text:c="3"/></text:span><text:span text:style-name="T15"><text:s text:c="2"/></text:span><text:span text:style-name="T15">├─</text:span><text:span text:style-name="T15">─ </text:span><text:span text:style-name="T15">Co</text:span><text:span text:style-name="T15">nt</text:span><text:span text:style-name="T15">en</text:span><text:span text:style-name="T15">ts</text:span><text:span text:style-name="T15">-</text:span><text:span text:style-name="T15">am</text:span><text:span text:style-name="T15">d6</text:span><text:span text:style-name="T15">4.</text:span><text:span text:style-name="T15">gz</text:span></text:p>
                <text:p><text:span text:style-name="T15"><text:s text:c="3"/></text:span><text:span text:style-name="T15"><text:s text:c="3"/></text:span><text:span text:style-name="T15"><text:s text:c="2"/></text:span><text:span text:style-name="T15">└─</text:span><text:span text:style-name="T15">─ </text:span><text:span text:style-name="T15">bi</text:span><text:span text:style-name="T15">na</text:span><text:span text:style-name="T15">ry</text:span><text:span text:style-name="T15">-</text:span><text:span text:style-name="T15">am</text:span><text:span text:style-name="T15">d6</text:span><text:span text:style-name="T15">4</text:span></text:p>
                <text:p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├─</text:span><text:span text:style-name="T15">─ </text:span><text:span text:style-name="T15">Pa</text:span><text:span text:style-name="T15">ck</text:span><text:span text:style-name="T15">ag</text:span><text:span text:style-name="T15">es</text:span></text:p>
                <text:p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├─</text:span><text:span text:style-name="T15">─ </text:span><text:span text:style-name="T15">Pa</text:span><text:span text:style-name="T15">ck</text:span><text:span text:style-name="T15">ag</text:span><text:span text:style-name="T15">es</text:span><text:span text:style-name="T15">.b</text:span><text:span text:style-name="T15">z2</text:span></text:p>
                <text:p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├─</text:span><text:span text:style-name="T15">─ </text:span><text:span text:style-name="T15">Pa</text:span><text:span text:style-name="T15">ck</text:span><text:span text:style-name="T15">ag</text:span><text:span text:style-name="T15">es</text:span><text:span text:style-name="T15">.g</text:span><text:span text:style-name="T15">z</text:span></text:p>
                <text:p><text:span text:style-name="T15"><text:s text:c="3"/></text:span><text:span text:style-name="T15"><text:s text:c="3"/></text:span><text:span text:style-name="T15"><text:s text:c="3"/></text:span><text:span text:style-name="T15"><text:s text:c="3"/></text:span><text:span text:style-name="T15">└─</text:span><text:span text:style-name="T15">─ </text:span><text:span text:style-name="T15">Re</text:span><text:span text:style-name="T15">le</text:span><text:span text:style-name="T15">as</text:span><text:span text:style-name="T15">e</text:span></text:p>
              </text:list-header>
            </text:list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Two distributions, one component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1.555cm" svg:x="1.4cm" svg:y="3.685cm" presentation:class="outline" presentation:user-transformed="true">
          <draw:text-box>
            <text:list text:style-name="L2">
              <text:list-header>
                <text:p><text:span text:style-name="T16">d</text:span><text:span text:style-name="T16">e</text:span><text:span text:style-name="T16">b </text:span><text:span text:style-name="T16">h</text:span><text:span text:style-name="T16">t</text:span><text:span text:style-name="T16">t</text:span><text:span text:style-name="T16">p</text:span><text:span text:style-name="T16">s</text:span><text:span text:style-name="T16">:</text:span><text:span text:style-name="T16">/</text:span><text:span text:style-name="T16">/</text:span><text:span text:style-name="T16">r</text:span><text:span text:style-name="T16">e</text:span><text:span text:style-name="T16">l</text:span><text:span text:style-name="T16">e</text:span><text:span text:style-name="T16">a</text:span><text:span text:style-name="T16">s</text:span><text:span text:style-name="T16">e</text:span><text:span text:style-name="T16">s</text:span><text:span text:style-name="T16">.</text:span><text:span text:style-name="T16">a</text:span><text:span text:style-name="T16">l</text:span><text:span text:style-name="T16">g</text:span><text:span text:style-name="T16">o</text:span><text:span text:style-name="T16">r</text:span><text:span text:style-name="T16">a</text:span><text:span text:style-name="T16">n</text:span><text:span text:style-name="T16">d</text:span><text:span text:style-name="T16">.</text:span><text:span text:style-name="T16">c</text:span><text:span text:style-name="T16">o</text:span><text:span text:style-name="T16">m</text:span><text:span text:style-name="T16">/</text:span><text:span text:style-name="T16">d</text:span><text:span text:style-name="T16">e</text:span><text:span text:style-name="T16">b</text:span><text:span text:style-name="T16">/ </text:span><text:span text:style-name="T16">s</text:span><text:span text:style-name="T16">t</text:span><text:span text:style-name="T16">a</text:span><text:span text:style-name="T16">b</text:span><text:span text:style-name="T16">l</text:span><text:span text:style-name="T16">e </text:span><text:span text:style-name="T16">m</text:span><text:span text:style-name="T16">a</text:span><text:span text:style-name="T16">i</text:span><text:span text:style-name="T16">n </text:span><text:span text:style-name="T16">2</text:span><text:span text:style-name="T16">.</text:span><text:span text:style-name="T16">0</text:span><text:span text:style-name="T16">.</text:span><text:span text:style-name="T16">3 </text:span><text:span text:style-name="T16">2</text:span><text:span text:style-name="T16">.</text:span><text:span text:style-name="T16">0</text:span><text:span text:style-name="T16">.</text:span><text:span text:style-name="T16">2 </text:span><text:span text:style-name="T16">2</text:span><text:span text:style-name="T16">.</text:span><text:span text:style-name="T16">0</text:span><text:span text:style-name="T16">.</text:span><text:span text:style-name="T16">1</text:span></text:p>
                <text:p><text:span text:style-name="T12"/></text:p>
                <text:p><text:span text:style-name="T15"/></text:p>
              </text:list-header>
              <text:list-item>
                <text:p><text:span text:style-name="T17">d</text:span><text:span text:style-name="T17">is</text:span><text:span text:style-name="T17">ts</text:span><text:span text:style-name="T17">/ <text:s/></text:span><text:span text:style-name="T17"><text:s text:c="3"/></text:span><text:span text:style-name="T17"><text:s text:c="3"/></text:span><text:span text:style-name="T17"><text:s text:c="3"/></text:span></text:p>
                <text:p><text:span text:style-name="T17">├</text:span><text:span text:style-name="T17">── </text:span><text:span text:style-name="T17">al</text:span><text:span text:style-name="T17">go</text:span><text:span text:style-name="T17">ra</text:span><text:span text:style-name="T17">nd </text:span><text:span text:style-name="T17"><text:s text:c="2"/></text:span></text:p>
                <text:p><text:span text:style-name="T17">│</text:span><text:span text:style-name="T17">   </text:span><text:span text:style-name="T17">├─</text:span><text:span text:style-name="T17">─ </text:span><text:span text:style-name="T17">2.</text:span><text:span text:style-name="T17">0.</text:span><text:span text:style-name="T17">1 <text:s/></text:span><text:span text:style-name="T17"><text:s text:c="3"/></text:span><text:span text:style-name="T17"><text:s/></text:span></text:p>
                <text:p><text:span text:style-name="T17">│</text:span><text:span text:style-name="T17">   </text:span><text:span text:style-name="T17">│ </text:span><text:span text:style-name="T17">  </text:span><text:span text:style-name="T17">└─</text:span><text:span text:style-name="T17">─ </text:span><text:span text:style-name="T17">bi</text:span><text:span text:style-name="T17">na</text:span><text:span text:style-name="T17">ry</text:span><text:span text:style-name="T17">-</text:span><text:span text:style-name="T17">am</text:span><text:span text:style-name="T17">d6</text:span><text:span text:style-name="T17">4</text:span></text:p>
                <text:p><text:span text:style-name="T17">│</text:span><text:span text:style-name="T17">   </text:span><text:span text:style-name="T17">│ </text:span><text:span text:style-name="T17">  <text:s/></text:span><text:span text:style-name="T17"><text:s text:c="3"/></text:span><text:span text:style-name="T17">├─</text:span><text:span text:style-name="T17">─ </text:span><text:span text:style-name="T17">Pa</text:span><text:span text:style-name="T17">ck</text:span><text:span text:style-name="T17">ag</text:span><text:span text:style-name="T17">es</text:span></text:p>
                <text:p><text:span text:style-name="T17">│</text:span><text:span text:style-name="T17">   </text:span><text:span text:style-name="T17">│ </text:span><text:span text:style-name="T17">  <text:s/></text:span><text:span text:style-name="T17"><text:s text:c="3"/></text:span><text:span text:style-name="T17">├─</text:span><text:span text:style-name="T17">─ </text:span><text:span text:style-name="T17">Pa</text:span><text:span text:style-name="T17">ck</text:span><text:span text:style-name="T17">ag</text:span><text:span text:style-name="T17">es</text:span><text:span text:style-name="T17">.g</text:span><text:span text:style-name="T17">z</text:span></text:p>
                <text:p><text:span text:style-name="T17">│</text:span><text:span text:style-name="T17">   </text:span><text:span text:style-name="T17">│ </text:span><text:span text:style-name="T17">  <text:s/></text:span><text:span text:style-name="T17"><text:s text:c="3"/></text:span><text:span text:style-name="T17">└─</text:span><text:span text:style-name="T17">─ </text:span><text:span text:style-name="T17">Re</text:span><text:span text:style-name="T17">le</text:span><text:span text:style-name="T17">as</text:span><text:span text:style-name="T17">e <text:s/></text:span><text:span text:style-name="T17"><text:s text:c="2"/></text:span></text:p>
                <text:p><text:span text:style-name="T17">│</text:span><text:span text:style-name="T17">   </text:span><text:span text:style-name="T17">├─</text:span><text:span text:style-name="T17">─ </text:span><text:span text:style-name="T17">2.</text:span><text:span text:style-name="T17">0.</text:span><text:span text:style-name="T17">2 <text:s/></text:span><text:span text:style-name="T17"><text:s text:c="3"/></text:span><text:span text:style-name="T17"><text:s text:c="3"/></text:span><text:span text:style-name="T17"><text:s text:c="2"/></text:span></text:p>
                <text:p><text:span text:style-name="T17">│</text:span><text:span text:style-name="T17">   </text:span><text:span text:style-name="T17">│ </text:span><text:span text:style-name="T17">  </text:span><text:span text:style-name="T17">└─</text:span><text:span text:style-name="T17">─ </text:span><text:span text:style-name="T17">bi</text:span><text:span text:style-name="T17">na</text:span><text:span text:style-name="T17">ry</text:span><text:span text:style-name="T17">-</text:span><text:span text:style-name="T17">am</text:span><text:span text:style-name="T17">d6</text:span><text:span text:style-name="T17">4</text:span></text:p>
                <text:p><text:span text:style-name="T17">│</text:span><text:span text:style-name="T17">   </text:span><text:span text:style-name="T17">│ </text:span><text:span text:style-name="T17">  <text:s/></text:span><text:span text:style-name="T17"><text:s text:c="3"/></text:span><text:span text:style-name="T17">├─</text:span><text:span text:style-name="T17">─ </text:span><text:span text:style-name="T17">Pa</text:span><text:span text:style-name="T17">ck</text:span><text:span text:style-name="T17">ag</text:span><text:span text:style-name="T17">es</text:span></text:p>
                <text:p><text:span text:style-name="T17">│</text:span><text:span text:style-name="T17">   </text:span><text:span text:style-name="T17">│ </text:span><text:span text:style-name="T17">  <text:s/></text:span><text:span text:style-name="T17"><text:s text:c="3"/></text:span><text:span text:style-name="T17">├─</text:span><text:span text:style-name="T17">─ </text:span><text:span text:style-name="T17">Pa</text:span><text:span text:style-name="T17">ck</text:span><text:span text:style-name="T17">ag</text:span><text:span text:style-name="T17">es</text:span><text:span text:style-name="T17">.g</text:span><text:span text:style-name="T17">z</text:span></text:p>
                <text:p><text:span text:style-name="T17">│</text:span><text:span text:style-name="T17">   </text:span><text:span text:style-name="T17">│ </text:span><text:span text:style-name="T17">  <text:s/></text:span><text:span text:style-name="T17"><text:s text:c="3"/></text:span><text:span text:style-name="T17">└─</text:span><text:span text:style-name="T17">─ </text:span><text:span text:style-name="T17">Re</text:span><text:span text:style-name="T17">le</text:span><text:span text:style-name="T17">as</text:span><text:span text:style-name="T17">e</text:span></text:p>
                <text:p><text:span text:style-name="T17">│</text:span><text:span text:style-name="T17">   </text:span><text:span text:style-name="T17">├─</text:span><text:span text:style-name="T17">─ </text:span><text:span text:style-name="T17">2.</text:span><text:span text:style-name="T17">0.</text:span><text:span text:style-name="T17">3</text:span></text:p>
                <text:p><text:span text:style-name="T17">│</text:span><text:span text:style-name="T17">   </text:span><text:span text:style-name="T17">│ </text:span><text:span text:style-name="T17">  </text:span><text:span text:style-name="T17">└─</text:span><text:span text:style-name="T17">─ </text:span><text:span text:style-name="T17">bi</text:span><text:span text:style-name="T17">na</text:span><text:span text:style-name="T17">ry</text:span><text:span text:style-name="T17">-</text:span><text:span text:style-name="T17">am</text:span><text:span text:style-name="T17">d6</text:span><text:span text:style-name="T17">4</text:span></text:p>
                <text:p><text:span text:style-name="T17">│</text:span><text:span text:style-name="T17">   </text:span><text:span text:style-name="T17">│ </text:span><text:span text:style-name="T17">  <text:s/></text:span><text:span text:style-name="T17"><text:s text:c="3"/></text:span><text:span text:style-name="T17">├─</text:span><text:span text:style-name="T17">─ </text:span><text:span text:style-name="T17">Pa</text:span><text:span text:style-name="T17">ck</text:span><text:span text:style-name="T17">ag</text:span><text:span text:style-name="T17">es</text:span></text:p>
                <text:p><text:span text:style-name="T17">│</text:span><text:span text:style-name="T17">   </text:span><text:span text:style-name="T17">│ </text:span><text:span text:style-name="T17">  <text:s/></text:span><text:span text:style-name="T17"><text:s text:c="3"/></text:span><text:span text:style-name="T17">├─</text:span><text:span text:style-name="T17">─ </text:span><text:span text:style-name="T17">Pa</text:span><text:span text:style-name="T17">ck</text:span><text:span text:style-name="T17">ag</text:span><text:span text:style-name="T17">es</text:span><text:span text:style-name="T17">.g</text:span><text:span text:style-name="T17">z</text:span></text:p>
                <text:p><text:span text:style-name="T17">│</text:span><text:span text:style-name="T17">   </text:span><text:span text:style-name="T17">│ </text:span><text:span text:style-name="T17">  <text:s/></text:span><text:span text:style-name="T17"><text:s text:c="3"/></text:span><text:span text:style-name="T17">└─</text:span><text:span text:style-name="T17">─ </text:span><text:span text:style-name="T17">Re</text:span><text:span text:style-name="T17">le</text:span><text:span text:style-name="T17">as</text:span><text:span text:style-name="T17">e</text:span></text:p>
                <text:p><text:span text:style-name="T17">│</text:span><text:span text:style-name="T17">   </text:span><text:span text:style-name="T17">├─</text:span><text:span text:style-name="T17">─ </text:span><text:span text:style-name="T17">In</text:span><text:span text:style-name="T17">Re</text:span><text:span text:style-name="T17">le</text:span><text:span text:style-name="T17">as</text:span><text:span text:style-name="T17">e</text:span></text:p>
                <text:p><text:span text:style-name="T17">│</text:span><text:span text:style-name="T17">   </text:span><text:span text:style-name="T17">├─</text:span><text:span text:style-name="T17">─ </text:span><text:span text:style-name="T17">Re</text:span><text:span text:style-name="T17">le</text:span><text:span text:style-name="T17">as</text:span><text:span text:style-name="T17">e <text:s/></text:span><text:span text:style-name="T17"><text:s text:c="3"/></text:span><text:span text:style-name="T17"><text:s text:c="3"/></text:span><text:span text:style-name="T17"><text:s/></text:span></text:p>
                <text:p><text:span text:style-name="T17">│</text:span><text:span text:style-name="T17">   </text:span><text:span text:style-name="T17">├─</text:span><text:span text:style-name="T17">─ </text:span><text:span text:style-name="T17">Re</text:span><text:span text:style-name="T17">le</text:span><text:span text:style-name="T17">as</text:span><text:span text:style-name="T17">e.</text:span><text:span text:style-name="T17">gp</text:span><text:span text:style-name="T17">g <text:s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 text:c="3"/></text:span><text:span text:style-name="T17"><text:s/></text:span></text:p>
                <text:p><text:span text:style-name="T17">│</text:span><text:span text:style-name="T17">   </text:span><text:span text:style-name="T17">└─</text:span><text:span text:style-name="T17">─ </text:span><text:span text:style-name="T17">ma</text:span><text:span text:style-name="T17">in</text:span></text:p>
                <text:p><text:span text:style-name="T17">│</text:span><text:span text:style-name="T17">   </text:span><text:span text:style-name="T17"><text:s text:c="3"/></text:span><text:span text:style-name="T17"><text:s/></text:span><text:span text:style-name="T17">└─</text:span><text:span text:style-name="T17">─ </text:span><text:span text:style-name="T17">bi</text:span><text:span text:style-name="T17">na</text:span><text:span text:style-name="T17">ry</text:span><text:span text:style-name="T17">-</text:span><text:span text:style-name="T17">am</text:span><text:span text:style-name="T17">d6</text:span><text:span text:style-name="T17">4</text:span></text:p>
                <text:p><text:span text:style-name="T17">│</text:span><text:span text:style-name="T17">   </text:span><text:span text:style-name="T17"><text:s text:c="3"/></text:span><text:span text:style-name="T17"><text:s text:c="3"/></text:span><text:span text:style-name="T17"><text:s text:c="2"/></text:span><text:span text:style-name="T17">├─</text:span><text:span text:style-name="T17">─ </text:span><text:span text:style-name="T17">Pa</text:span><text:span text:style-name="T17">ck</text:span><text:span text:style-name="T17">ag</text:span><text:span text:style-name="T17">es</text:span></text:p>
                <text:p><text:span text:style-name="T17">│</text:span><text:span text:style-name="T17">   </text:span><text:span text:style-name="T17"><text:s text:c="3"/></text:span><text:span text:style-name="T17"><text:s text:c="3"/></text:span><text:span text:style-name="T17"><text:s text:c="2"/></text:span><text:span text:style-name="T17">├─</text:span><text:span text:style-name="T17">─ </text:span><text:span text:style-name="T17">Pa</text:span><text:span text:style-name="T17">ck</text:span><text:span text:style-name="T17">ag</text:span><text:span text:style-name="T17">es</text:span><text:span text:style-name="T17">.g</text:span><text:span text:style-name="T17">z</text:span></text:p>
                <text:p><text:span text:style-name="T17">│</text:span><text:span text:style-name="T17">   </text:span><text:span text:style-name="T17"><text:s text:c="3"/></text:span><text:span text:style-name="T17"><text:s text:c="3"/></text:span><text:span text:style-name="T17"><text:s text:c="2"/></text:span><text:span text:style-name="T17">└─</text:span><text:span text:style-name="T17">─ </text:span><text:span text:style-name="T17">Re</text:span><text:span text:style-name="T17">le</text:span><text:span text:style-name="T17">as</text:span><text:span text:style-name="T17">e</text:span></text:p>
              </text:list-item>
              <text:list-item>
                <text:p><text:span text:style-name="T18"><text:s text:c="2"/></text:span><text:span text:style-name="T18">|</text:span></text:p>
              </text:list-item>
            </text:list>
          </draw:text-box>
        </draw:frame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19">One distribution, multiple componen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ile structure of a distribu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>beta</text:span></text:p>
                <text:p><text:span text:style-name="T3">├── </text:span><text:span text:style-name="T3">InRelease</text:span></text:p>
                <text:p><text:span text:style-name="T3">├── </text:span><text:span text:style-name="T3">Release</text:span></text:p>
                <text:p><text:span text:style-name="T3">├── </text:span><text:span text:style-name="T3">Release.gpg</text:span></text:p>
                <text:p><text:span text:style-name="T3">└── </text:span><text:span text:style-name="T3">main</text:span></text:p>
                <text:p><text:span text:style-name="T3"><text:s text:c="4"/>├── </text:span><text:span text:style-name="T3">Contents-amd64.gz</text:span></text:p>
                <text:p><text:span text:style-name="T3"><text:s text:c="4"/>└── </text:span><text:span text:style-name="T3">binary-amd64</text:span></text:p>
                <text:p><text:span text:style-name="T3"><text:s text:c="8"/>├── </text:span><text:span text:style-name="T3">Packages</text:span></text:p>
                <text:p><text:span text:style-name="T3"><text:s text:c="8"/>├── </text:span><text:span text:style-name="T3">Packages.bz2</text:span></text:p>
                <text:p><text:span text:style-name="T3"><text:s text:c="8"/>├── </text:span><text:span text:style-name="T3">Packages.gz</text:span></text:p>
                <text:p><text:span text:style-name="T3"><text:s text:c="8"/>└── </text:span><text:span text:style-name="T3">Release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rol Fil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4.628cm" presentation:class="title" presentation:user-transformed="true">
          <draw:text-box>
            <text:p>Let’s dig into the files...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912cm" svg:x="1.4cm" svg:y="0.428cm" presentation:class="title" presentation:user-transformed="true">
          <draw:text-box>
            <text:p><text:span text:style-name="T20">Release (beta/Release)</text:span></text:p>
          </draw:text-box>
        </draw:frame>
        <draw:frame presentation:style-name="pr3" draw:text-style-name="P5" draw:layer="layout" svg:width="25.199cm" svg:height="12.446cm" svg:x="1.4cm" svg:y="2.54cm" presentation:class="outline" presentation:user-transformed="true">
          <draw:text-box>
            <text:list text:style-name="L2">
              <text:list-header>
                <text:p><text:span text:style-name="T21">Origin: . beta <text:s text:c="41"/></text:span><text:span text:style-name="T21"><text:s text:c="25"/></text:span></text:p>
                <text:p><text:span text:style-name="T21">Label: . beta <text:s text:c="42"/></text:span><text:span text:style-name="T21"><text:s text:c="24"/></text:span></text:p>
                <text:p><text:span text:style-name="T21">Suite: beta <text:s text:c="44"/></text:span><text:span text:style-name="T21"><text:s text:c="20"/></text:span></text:p>
                <text:p><text:span text:style-name="T21">Codename: beta</text:span></text:p>
                <text:p><text:span text:style-name="T21">Date: Mon, 9 Mar 2020 22:59:15 UTC</text:span></text:p>
                <text:p><text:span text:style-name="T21">Architectures: amd64</text:span></text:p>
                <text:p><text:span text:style-name="T21">Components: main</text:span></text:p>
                <text:p><text:span text:style-name="T21">Description: Generated by aptly</text:span></text:p>
                <text:p><text:span text:style-name="T21">MD5Sum:</text:span></text:p>
                <text:p><text:span text:style-name="T21"><text:s/></text:span><text:span text:style-name="T21">3fbda64cdc18ac71e24061812a10a23</text:span><text:span text:style-name="T21">4 <text:s text:c="5"/>264 main/Contents-amd64.gz</text:span></text:p>
                <text:p><text:span text:style-name="T21"><text:s/></text:span><text:span text:style-name="T21">6ddc4fc89df4a8ea4c6f53e75a6229cc </text:span><text:span text:style-name="T21"><text:s text:c="4"/>1328 main/binary-amd64/Packages</text:span></text:p>
                <text:p><text:span text:style-name="T21"><text:s/></text:span><text:span text:style-name="T21">572e59537e8383caa648ea6f3041c3ef </text:span><text:span text:style-name="T21"><text:s text:c="5"/>725 </text:span><text:span text:style-name="T21">main/binary-amd64/Packages.bz2</text:span></text:p>
                <text:p><text:span text:style-name="T21"><text:s/></text:span><text:span text:style-name="T21">432e6642e24ee54e8a8395abd45b63</text:span><text:span text:style-name="T21">62 <text:s text:c="5"/>649 </text:span><text:span text:style-name="T21">main/binary-amd64/Packages.gz</text:span></text:p>
                <text:p><text:span text:style-name="T21"><text:s/></text:span><text:span text:style-name="T21">9973160583bcdc5831e6dcb3d884fe5</text:span><text:span text:style-name="T21">e <text:s text:c="6"/>79 main/binary-amd64/Release</text:span></text:p>
                <text:p><text:span text:style-name="T21">SHA1:</text:span></text:p>
                <text:p><text:span text:style-name="T21"><text:s/></text:span><text:span text:style-name="T21">fcf0ac529a199e79062278896b56ae2c</text:span><text:span text:style-name="T21">ba99b853 <text:s text:c="5"/>264 main/Contents-</text:span><text:span text:style-name="T21">amd64.gz</text:span></text:p>
                <text:p><text:span text:style-name="T21"><text:s/></text:span><text:span text:style-name="T21">85b11ac975f2cf4a53175755de022d8c</text:span><text:span text:style-name="T21">23e34d17 <text:s text:c="4"/>1328 main/binary-</text:span><text:span text:style-name="T21">amd64/Packages</text:span></text:p>
                <text:p><text:span text:style-name="T21"><text:s/></text:span><text:span text:style-name="T21">294cd6486e6a385a59b7244260f830a</text:span><text:span text:style-name="T21">a539aa32b <text:s text:c="5"/>725 main/binary-</text:span><text:span text:style-name="T21">amd64/Packages.bz2</text:span></text:p>
                <text:p><text:span text:style-name="T21"><text:s/></text:span><text:span text:style-name="T21">5eeae26d86e5e52df95b4793cf3a2062</text:span><text:span text:style-name="T21">4f5ea6f1 <text:s text:c="5"/>649 </text:span><text:span text:style-name="T21">main/binary-amd64/Packages.gz</text:span></text:p>
                <text:p><text:span text:style-name="T21"><text:s/></text:span><text:span text:style-name="T21">e2ff5924846c6f46109a1c66acdab699</text:span><text:span text:style-name="T21">77926248 <text:s text:c="6"/>79 main/binary-amd64/</text:span><text:span text:style-name="T21">Release</text:span></text:p>
                <text:p><text:span text:style-name="T21">SHA256:</text:span></text:p>
                <text:p><text:span text:style-name="T21"><text:s/></text:span><text:span text:style-name="T21">...</text:span></text:p>
                <text:p><text:span text:style-name="T21">SHA512:</text:span></text:p>
                <text:p><text:span text:style-name="T21"><text:s/></text:span><text:span text:style-name="T21">..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.912cm" svg:x="1.4cm" svg:y="0.228cm" presentation:class="title" presentation:user-transformed="true">
          <draw:text-box>
            <text:p><text:span text:style-name="T22">Contents-amd64.gz (beta/main/Contents-amd64.gz)</text:span></text:p>
          </draw:text-box>
        </draw:frame>
        <draw:frame presentation:style-name="pr3" draw:text-style-name="P5" draw:layer="layout" svg:width="25.199cm" svg:height="12.446cm" svg:x="1.4cm" svg:y="2.54cm" presentation:class="outline" presentation:user-transformed="true">
          <draw:text-box>
            <text:list text:style-name="L2">
              <text:list-header>
                <text:p><text:span text:style-name="T23">FILE LOCATION</text:span></text:p>
                <text:p><text:span text:style-name="T23">etc/apt/apt.conf.d/51algorand-upgrades algorand-beta</text:span></text:p>
                <text:p><text:span text:style-name="T23">lib/systemd/system/algorand.service algorand-beta</text:span></text:p>
                <text:p><text:span text:style-name="T23">lib/systemd/system/algorand@.service algorand-beta</text:span></text:p>
                <text:p><text:span text:style-name="T23">usr/bin/algocfg algorand-beta</text:span></text:p>
                <text:p><text:span text:style-name="T23">usr/bin/algod algorand-beta</text:span></text:p>
                <text:p><text:span text:style-name="T23">usr/bin/algoh algorand-beta</text:span></text:p>
                <text:p><text:span text:style-name="T23">usr/bin/algokey algorand-beta</text:span></text:p>
                <text:p><text:span text:style-name="T23">usr/bin/carpenter algorand-beta</text:span></text:p>
                <text:p><text:span text:style-name="T23">usr/bin/catchupsrv algorand-beta</text:span></text:p>
                <text:p><text:span text:style-name="T23">usr/bin/ddconfig.sh algorand-beta</text:span></text:p>
                <text:p><text:span text:style-name="T23">usr/bin/diagcfg algorand-beta</text:span></text:p>
                <text:p><text:span text:style-name="T23">usr/bin/goal algorand-beta</text:span></text:p>
                <text:p><text:span text:style-name="T23">usr/bin/kmd algorand-beta</text:span></text:p>
                <text:p><text:span text:style-name="T23">usr/bin/msgpacktool algorand-beta</text:span></text:p>
                <text:p><text:span text:style-name="T23">usr/bin/node_exporter algorand-beta</text:span></text:p>
                <text:p><text:span text:style-name="T23">usr/lib/algorand/find-nodes.sh algorand-beta</text:span></text:p>
                <text:p><text:span text:style-name="T23">usr/lib/algorand/updater algorand-beta</text:span></text:p>
                <text:p><text:span text:style-name="T23">usr/share/doc/algorand/copyright algorand-beta</text:span></text:p>
                <text:p><text:span text:style-name="T23">var/lib/algorand/config.json.example algorand-beta</text:span></text:p>
                <text:p><text:span text:style-name="T23">var/lib/algorand/genesis.json algorand-beta</text:span></text:p>
                <text:p><text:span text:style-name="T23">var/lib/algorand/system.json algorand-beta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912cm" svg:x="1.4cm" svg:y="0.728cm" presentation:class="title" presentation:user-transformed="true">
          <draw:text-box>
            <text:p><text:span text:style-name="T20">Release (beta/main/binary-amd64/Release)</text:span></text:p>
          </draw:text-box>
        </draw:frame>
        <draw:frame presentation:style-name="pr3" draw:text-style-name="P5" draw:layer="layout" svg:width="25.199cm" svg:height="9.144cm" svg:x="1.4cm" svg:y="3.44cm" presentation:class="outline" presentation:user-transformed="true">
          <draw:text-box>
            <text:list text:style-name="L2">
              <text:list-header>
                <text:p><text:span text:style-name="T23">Origin: . beta</text:span></text:p>
                <text:p><text:span text:style-name="T23">Label: . beta</text:span></text:p>
                <text:p><text:span text:style-name="T23">Archive: beta</text:span></text:p>
                <text:p><text:span text:style-name="T23">Architecture: amd64</text:span></text:p>
                <text:p><text:span text:style-name="T23">Component: main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1.55cm" svg:x="1.4cm" svg:y="0.228cm" presentation:class="title" presentation:user-transformed="true">
          <draw:text-box>
            <text:p><text:span text:style-name="T24">Packages (beta/main/binary-amd64/Packages)</text:span></text:p>
          </draw:text-box>
        </draw:frame>
        <draw:frame presentation:style-name="pr3" draw:text-style-name="P5" draw:layer="layout" svg:width="25.199cm" svg:height="13.208cm" svg:x="1.4cm" svg:y="1.778cm" presentation:class="outline" presentation:user-transformed="true">
          <draw:text-box>
            <text:list text:style-name="L2">
              <text:list-header>
                <text:p><text:span text:style-name="T25">Package: algorand-beta</text:span></text:p>
                <text:p><text:span text:style-name="T25">Maintainer: Algorand developers &lt;dev@algorand.com&gt;</text:span></text:p>
                <text:p><text:span text:style-name="T25">Architecture: amd64</text:span></text:p>
                <text:p><text:span text:style-name="T25">Version: 2.0.64923</text:span></text:p>
                <text:p><text:span text:style-name="T25">Recommends: unattended-upgrades</text:span></text:p>
                <text:p><text:span text:style-name="T25">Filename: pool/main/a/algorand-beta/algorand_2.0.64923_amd64.deb</text:span></text:p>
                <text:p><text:span text:style-name="T25">Size: 104334184</text:span></text:p>
                <text:p><text:span text:style-name="T25">MD5sum: ff1138bc04c3bc4262a595fa40025f56</text:span></text:p>
                <text:p><text:span text:style-name="T25">SHA1: 9789280fd6ea7819abda15bb5579a2327b3d5bbb</text:span></text:p>
                <text:p><text:span text:style-name="T25">SHA256: </text:span><text:span text:style-name="T25">71efb60daecbfd99817a4f912eadcbd3371956a5eb6ee128809bb9eda6</text:span><text:span text:style-name="T25">d4ee7d</text:span></text:p>
                <text:p><text:span text:style-name="T25">SHA512: </text:span><text:span text:style-name="T25">9f60aae9640f790085fc5f664ec94404fc588d9bb9d94c301f1f191f5ae72</text:span><text:span text:style-name="T25">48b01f856988355fc576e9430b0472912aad4d1684310293a3a8ec1a9</text:span><text:span text:style-name="T25">c74ba4e660</text:span></text:p>
                <text:p><text:span text:style-name="T25">Description: Algorand node software</text:span></text:p>
                <text:p><text:span text:style-name="T25"><text:s/></text:span><text:span text:style-name="T25">This package provides an implementation of the Algorand protocol.</text:span></text:p>
                <text:p><text:span text:style-name="T25">Homepage: https://www.algorand.com/</text:span></text:p>
                <text:p><text:span text:style-name="T23"/></text:p>
                <text:p><text:span text:style-name="T25">Package: algorand-beta</text:span></text:p>
                <text:p><text:span text:style-name="T25">Maintainer: Algorand developers &lt;dev@algorand.com&gt;</text:span></text:p>
                <text:p><text:span text:style-name="T25">Architecture: amd64</text:span></text:p>
                <text:p><text:span text:style-name="T25">Version: 2.0.64818</text:span></text:p>
                <text:p><text:span text:style-name="T25">Recommends: unattended-upgrades</text:span></text:p>
                <text:p><text:span text:style-name="T25">Filename: pool/main/a/algorand-beta/algorand_2.0.64818_amd64.deb</text:span></text:p>
                <text:p><text:span text:style-name="T25">Size: 104341260</text:span></text:p>
                <text:p><text:span text:style-name="T25">MD5sum: b8ee2e877f001838b7cdb650b1d6e1ee</text:span></text:p>
                <text:p><text:span text:style-name="T25">SHA1: 306c0210064ffac7e000b014b7d119d13176784c</text:span></text:p>
                <text:p><text:span text:style-name="T25">SHA256: </text:span><text:span text:style-name="T25">a8a6ed047aaeb4fecfd5f63d956134d3e65b0f4a3cc5b7cec79f68dab5a</text:span><text:span text:style-name="T25">6539e</text:span></text:p>
                <text:p><text:span text:style-name="T25">SHA512: </text:span><text:span text:style-name="T25">a03e783af2da192cde0bedb08d0c57ab8a331f9d3f7d82316b2254e87f</text:span><text:span text:style-name="T25">51cf468bec38cb4dfe3a86afc4f2693df3df3107067da900879381b6b1db</text:span><text:span text:style-name="T25">5b36747df4</text:span></text:p>
                <text:p><text:span text:style-name="T25">Description: Algorand node software</text:span></text:p>
                <text:p><text:span text:style-name="T25"><text:s/></text:span><text:span text:style-name="T25">This package provides an implementation of the Algorand protocol.</text:span></text:p>
                <text:p><text:span text:style-name="T25">Homepage: https://www.algorand.com/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APT tool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a xlink:href="https://wikitech.wikimedia.org/wiki/Reprepro" xlink:type="simple">reprepro</text:a></text:p>
              </text:list-item>
              <text:list-item>
                <text:p><text:a xlink:href="https://www.aptly.info/" xlink:type="simple">aptly</text:a></text:p>
              </text:list-item>
              <text:list-item>
                <text:p><text:a xlink:href="https://linux.die.net/man/1/dpkg-scanpackages" xlink:type="simple">dpkg-scanpackages</text:a></text:p>
                <text:list>
                  <text:list-item>
                    <text:p>Trivial architecture</text:p>
                  </text:list-item>
                </text:list>
              </text:list-item>
              <text:list-item>
                <text:p><text:a xlink:href="https://www.jfrog.com/confluence/display/JFROG/Debian+Repositories" xlink:type="simple">Artifactory?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ootstrap</text:p>
          </draw:text-box>
        </draw:frame>
        <draw:frame presentation:style-name="pr3" draw:layer="layout" svg:width="25.199cm" svg:height="9.134cm" svg:x="1.4cm" svg:y="4.285cm" presentation:class="outline" presentation:user-transformed="true">
          <draw:text-box>
            <text:list text:style-name="L2">
              <text:list-header>
                <text:p><text:span text:style-name="T26">sudo apt-get install rng-tools -y</text:span></text:p>
                <text:p><text:span text:style-name="T26">sudo rngd -r /dev/urandom</text:span></text:p>
                <text:p><text:span text:style-name="T26"/></text:p>
                <text:p><text:span text:style-name="T26">gpg –full-generate-key</text:span></text:p>
                <text:p><text:span text:style-name="T26">gpg –export derp.com | sudo apt-key add -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repr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328cm" presentation:class="title" presentation:user-transformed="true">
          <draw:text-box>
            <text:p>reprepro - setup</text:p>
          </draw:text-box>
        </draw:frame>
        <draw:frame presentation:style-name="pr3" draw:text-style-name="P7" draw:layer="layout" svg:width="13.362cm" svg:height="4.181cm" svg:x="0.1cm" svg:y="3.185cm" presentation:class="outline" presentation:user-transformed="true">
          <draw:text-box>
            <text:list text:style-name="L2">
              <text:list-header>
                <text:p text:style-name="P7"><text:span text:style-name="T27"># Create expected directory and files.</text:span></text:p>
                <text:p text:style-name="P7"><text:span text:style-name="T28">sudo mkdir -p /srv/repos/conf</text:span></text:p>
                <text:p text:style-name="P7"><text:span text:style-name="T28">cd !$</text:span></text:p>
              </text:list-header>
            </text:list>
          </draw:text-box>
        </draw:frame>
        <draw:frame presentation:style-name="pr3" draw:text-style-name="P8" draw:layer="layout" svg:width="9.776cm" svg:height="4.886cm" svg:x="0.684cm" svg:y="9.27cm" presentation:class="outline" presentation:user-transformed="true">
          <draw:text-box>
            <text:list text:style-name="L2">
              <text:list-header>
                <text:p text:style-name="P8"><text:span text:style-name="T29"># Create /srv/repos/conf/options</text:span></text:p>
                <text:p text:style-name="P8"><text:span text:style-name="T30">cat | sudo tee options</text:span></text:p>
                <text:p text:style-name="P8"><text:span text:style-name="T30">ask-passphrase</text:span></text:p>
                <text:p text:style-name="P8"><text:span text:style-name="T30">basedir /srv/repos</text:span></text:p>
                <text:p text:style-name="P8"><text:span text:style-name="T30">priority standard</text:span></text:p>
                <text:p text:style-name="P8"><text:span text:style-name="T30">verbose</text:span></text:p>
                <text:p text:style-name="P8"><text:span text:style-name="T30">^D</text:span></text:p>
                <text:p text:style-name="P8"><text:span text:style-name="T31"/></text:p>
              </text:list-header>
            </text:list>
          </draw:text-box>
        </draw:frame>
        <draw:frame presentation:style-name="pr3" draw:text-style-name="P8" draw:layer="layout" svg:width="12.7cm" svg:height="12.224cm" svg:x="13.084cm" svg:y="3.17cm" presentation:class="outline" presentation:user-transformed="true">
          <draw:text-box>
            <text:list text:style-name="L2">
              <text:list-header>
                <text:p text:style-name="P8"><text:span text:style-name="T29"># Create /srv/repos/conf/distributions</text:span></text:p>
                <text:p text:style-name="P8"><text:span text:style-name="T31">cat | sudo tee distributions</text:span></text:p>
                <text:p text:style-name="P8"><text:span text:style-name="T31">Origin: releases.algorand.com</text:span></text:p>
                <text:p text:style-name="P8"><text:span text:style-name="T31">Label: releases.algorand.com</text:span></text:p>
                <text:p text:style-name="P8"><text:span text:style-name="T31">Codename: algorand</text:span></text:p>
                <text:p text:style-name="P8"><text:span text:style-name="T31">Components: main 2.0.3 2.0.2 2.0.1</text:span></text:p>
                <text:p text:style-name="P8"><text:span text:style-name="T31">Architectures: amd64</text:span></text:p>
                <text:p text:style-name="P8"><text:span text:style-name="T31">SignWith: 6F0CAF8BE9B6960B34246CCA77C69712438B211E</text:span></text:p>
                <text:p text:style-name="P8"><text:span text:style-name="T31"/></text:p>
                <text:p text:style-name="P8"><text:span text:style-name="T31">Origin: releases.algorand.com</text:span></text:p>
                <text:p text:style-name="P8"><text:span text:style-name="T31">Label: releases.algorand.com</text:span></text:p>
                <text:p text:style-name="P8"><text:span text:style-name="T31">Codename: algorand-beta</text:span></text:p>
                <text:p text:style-name="P8"><text:span text:style-name="T31">Components: main 2.0.10 1.0.0</text:span></text:p>
                <text:p text:style-name="P8"><text:span text:style-name="T31">Architectures: amd64</text:span></text:p>
                <text:p text:style-name="P8"><text:span text:style-name="T31">SignWith: 6F0CAF8BE9B6960B34246CCA77C69712438B211E</text:span></text:p>
                <text:p text:style-name="P8"><text:span text:style-name="T30">^D</text:span></text:p>
                <text:p text:style-name="P8"><text:span text:style-name="T3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028cm" presentation:class="title" presentation:user-transformed="true">
          <draw:text-box>
            <text:p>reprepro – add packages</text:p>
          </draw:text-box>
        </draw:frame>
        <draw:frame presentation:style-name="pr3" draw:text-style-name="P9" draw:layer="layout" svg:width="26.678cm" svg:height="6.482cm" svg:x="-0.516cm" svg:y="2.67cm" presentation:class="outline" presentation:user-transformed="true">
          <draw:text-box>
            <text:list text:style-name="L2">
              <text:list-header>
                <text:p text:style-name="P9"><text:span text:style-name="T32"># Add packages to </text:span><text:span text:style-name="T33">algorand</text:span><text:span text:style-name="T32"> distribution.</text:span></text:p>
                <text:p text:style-name="P9"><text:span text:style-name="T34">sudo reprepro -S algorand -C main includedeb algorand ~/deb/algorand_stable_linux-</text:span><text:span text:style-name="T34">amd64_2.0.4.deb</text:span></text:p>
                <text:p text:style-name="P9"><text:span text:style-name="T34">sudo reprepro -S algorand -C 2.0.3 includedeb algorand ~/deb/algorand_stable_linux-</text:span><text:span text:style-name="T34">amd64_2.0.3.deb</text:span></text:p>
                <text:p text:style-name="P9"><text:span text:style-name="T34">sudo reprepro -S algorand -C 2.0.2 includedeb algorand ~/deb/algorand_stable_linux-</text:span><text:span text:style-name="T34">amd64_2.0.2.deb</text:span></text:p>
                <text:p text:style-name="P9"><text:span text:style-name="T34">sudo reprepro -S algorand -C 2.0.1 includedeb algorand ~/deb/algorand_stable_linux-</text:span><text:span text:style-name="T34">amd64_2.0.1.deb</text:span></text:p>
              </text:list-header>
            </text:list>
          </draw:text-box>
        </draw:frame>
        <draw:frame presentation:style-name="pr3" draw:text-style-name="P9" draw:layer="layout" svg:width="28.202cm" svg:height="4.454cm" svg:x="-0.516cm" svg:y="10.07cm" presentation:class="outline" presentation:user-transformed="true">
          <draw:text-box>
            <text:list text:style-name="L2">
              <text:list-header>
                <text:p text:style-name="P9"><text:span text:style-name="T32"># Add packages to </text:span><text:span text:style-name="T33">algorand-beta</text:span><text:span text:style-name="T32"> distribution.</text:span></text:p>
                <text:p text:style-name="P9"><text:span text:style-name="T34">sudo reprepro -S algorand-beta -C main includedeb algorand-beta </text:span><text:span text:style-name="T34">~/deb/algorand_2.0.10_amd64.deb</text:span></text:p>
                <text:p text:style-name="P9"><text:span text:style-name="T34">sudo reprepro -S algorand-beta -C main includedeb algorand-beta </text:span><text:span text:style-name="T34">~/deb/algorand_1.0.0_amd64.deb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828cm" presentation:class="title" presentation:user-transformed="true">
          <draw:text-box>
            <text:p>reprepro – install packages</text:p>
          </draw:text-box>
        </draw:frame>
        <draw:frame presentation:style-name="pr3" draw:text-style-name="P9" draw:layer="layout" svg:width="26.678cm" svg:height="9.776cm" svg:x="-0.016cm" svg:y="3.97cm" presentation:class="outline" presentation:user-transformed="true">
          <draw:text-box>
            <text:list text:style-name="L2">
              <text:list-header>
                <text:p text:style-name="P9"><text:span text:style-name="T32"/></text:p>
                <text:p text:style-name="P9"><text:span text:style-name="T34">sudo add-apt-repository "deb http://127.0.0.1:8111 algorand main 2.0.3 2.0.2 2.0.1"</text:span></text:p>
                <text:p text:style-name="P9"><text:span text:style-name="T34">sudo add-apt-repository "deb http://127.0.0.1:8111 algorand-beta 2.0.10 1.0.0"</text:span></text:p>
                <text:p text:style-name="P9"><text:span text:style-name="T34">sudo apt-get update</text:span></text:p>
                <text:p text:style-name="P9"><text:span text:style-name="T34">sudo apt-get install algorand</text:span></text:p>
                <text:p text:style-name="P9"><text:span text:style-name="T34">sudo apt-get install algorand=2.0.1</text:span></text:p>
                <text:p text:style-name="P9"><text:span text:style-name="T34">sudo apt-get install algorand-beta</text:span></text:p>
                <text:p text:style-name="P9"><text:span text:style-name="T34">sudo apt-get install algorand-beta=1.0.0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repro - no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Does not support multi-versioned packages</text:p>
                <text:list>
                  <text:list-item>
                    <text:p>One option is to create a component for each version.</text:p>
                  </text:list-item>
                </text:list>
              </text:list-item>
              <text:list-item>
                <text:p>Does not support snapshots?</text:p>
              </text:list-item>
              <text:list-item>
                <text:p>Needs an external tool to publish</text:p>
              </text:list-item>
              <text:list-item>
                <text:p>Setup is more verbose than other tooling</text:p>
              </text:list-item>
              <text:list-item>
                <text:p>Large projects such as <text:a xlink:href="https://apt.postgresql.org/pub/repos/" xlink:type="simple">postgres</text:a><text:s/>and <text:a xlink:href="http://mariadb.mirror.globo.tech/repo/" xlink:type="simple">mariadb</text:a><text:s/>use reprepr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ptl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328cm" presentation:class="title" presentation:user-transformed="true">
          <draw:text-box>
            <text:p>aptly - setup</text:p>
          </draw:text-box>
        </draw:frame>
        <draw:frame presentation:style-name="pr3" draw:text-style-name="P10" draw:layer="layout" svg:width="8.114cm" svg:height="12.224cm" svg:x="0.484cm" svg:y="3.17cm" presentation:class="outline" presentation:user-transformed="true">
          <draw:text-box>
            <text:list text:style-name="L2">
              <text:list-header>
                <text:p text:style-name="P8"><text:span text:style-name="T35"># Create ~/.aptly.conf</text:span></text:p>
                <text:p text:style-name="P8"><text:span text:style-name="T36">cat &lt;&lt; EOF &gt; ~/.aptly.conf</text:span></text:p>
                <text:p text:style-name="P8"><text:span text:style-name="T36">{</text:span></text:p>
                <text:p text:style-name="P8"><text:span text:style-name="T36"><text:s text:c="2"/></text:span><text:span text:style-name="T36">"rootDir": ~/aptly",</text:span></text:p>
                <text:p text:style-name="P8"><text:span text:style-name="T36"><text:s text:c="2"/></text:span><text:span text:style-name="T36">"downloadConcurrency": 4,</text:span></text:p>
                <text:p text:style-name="P8"><text:span text:style-name="T36"><text:s text:c="2"/></text:span><text:span text:style-name="T36">"downloadSpeedLimit": 0,</text:span></text:p>
                <text:p text:style-name="P8"><text:span text:style-name="T36"><text:s text:c="2"/></text:span><text:span text:style-name="T36">"architectures": [],</text:span></text:p>
                <text:p text:style-name="P8"><text:span text:style-name="T36"><text:s text:c="2"/></text:span><text:span text:style-name="T36">"dependencyFollowSuggests": false,</text:span></text:p>
                <text:p text:style-name="P8"><text:span text:style-name="T36"><text:s text:c="2"/></text:span><text:span text:style-name="T36">"dependencyFollowRecommends": false,</text:span></text:p>
                <text:p text:style-name="P8"><text:span text:style-name="T36"><text:s text:c="2"/></text:span><text:span text:style-name="T36">"dependencyFollowAllVariants": false,</text:span></text:p>
                <text:p text:style-name="P8"><text:span text:style-name="T36"><text:s text:c="2"/></text:span><text:span text:style-name="T36">"dependencyFollowSource": false,</text:span></text:p>
                <text:p text:style-name="P8"><text:span text:style-name="T36"><text:s text:c="2"/></text:span><text:span text:style-name="T36">"dependencyVerboseResolve": false,</text:span></text:p>
                <text:p text:style-name="P8"><text:span text:style-name="T36"><text:s text:c="2"/></text:span><text:span text:style-name="T36">"gpgDisableSign": false,</text:span></text:p>
                <text:p text:style-name="P8"><text:span text:style-name="T36"><text:s text:c="2"/></text:span><text:span text:style-name="T36">"gpgDisableVerify": false,</text:span></text:p>
                <text:p text:style-name="P8"><text:span text:style-name="T36"><text:s text:c="2"/></text:span><text:span text:style-name="T36">"gpgProvider": "gpg",</text:span></text:p>
                <text:p text:style-name="P8"><text:span text:style-name="T36"><text:s text:c="2"/></text:span><text:span text:style-name="T36">"downloadSourcePackages": false,</text:span></text:p>
                <text:p text:style-name="P8"><text:span text:style-name="T36"><text:s text:c="2"/></text:span><text:span text:style-name="T36">"skipLegacyPool": true,</text:span></text:p>
                <text:p text:style-name="P8"><text:span text:style-name="T36"><text:s text:c="2"/></text:span><text:span text:style-name="T36">"ppaDistributorID": "ubuntu",</text:span></text:p>
                <text:p text:style-name="P8"><text:span text:style-name="T36"><text:s text:c="2"/></text:span><text:span text:style-name="T36">"ppaCodename": "",</text:span></text:p>
                <text:p text:style-name="P8"><text:span text:style-name="T36"><text:s text:c="2"/></text:span><text:span text:style-name="T36">"skipContentsPublishing": false,</text:span></text:p>
                <text:p text:style-name="P8"><text:span text:style-name="T36"><text:s text:c="2"/></text:span><text:span text:style-name="T36">"FileSystemPublishEndpoints": {},</text:span></text:p>
                <text:p text:style-name="P8"><text:span text:style-name="T36"><text:s text:c="2"/></text:span><text:span text:style-name="T36">"S3PublishEndpoints": {},</text:span></text:p>
                <text:p text:style-name="P8"><text:span text:style-name="T36"><text:s text:c="2"/></text:span><text:span text:style-name="T36">"SwiftPublishEndpoints": {}</text:span></text:p>
                <text:p text:style-name="P8"><text:span text:style-name="T36">}</text:span></text:p>
                <text:p text:style-name="P8"><text:span text:style-name="T36">EOF</text:span></text:p>
                <text:p text:style-name="P8"><text:span text:style-name="T31"/></text:p>
              </text:list-header>
            </text:list>
          </draw:text-box>
        </draw:frame>
        <draw:frame presentation:style-name="pr3" draw:text-style-name="P10" draw:layer="layout" svg:width="18.442cm" svg:height="12.224cm" svg:x="8.69cm" svg:y="3.17cm" presentation:class="outline" presentation:user-transformed="true">
          <draw:text-box>
            <text:list text:style-name="L2">
              <text:list-header>
                <text:p text:style-name="P8"><text:span text:style-name="T37"># Create distributions.</text:span></text:p>
                <text:p text:style-name="P8"><text:span text:style-name="T31">aptly repo create -distribution="stable" -architectures="amd64" -component="main" -</text:span><text:span text:style-name="T31">comment="mainnet" algorand</text:span></text:p>
                <text:p text:style-name="P8"><text:span text:style-name="T31">aptly repo create -distribution="beta" -architectures="amd64" -component="main" -</text:span><text:span text:style-name="T31">comment="betanet" algorand-beta</text:span></text:p>
                <text:p text:style-name="P8"><text:span text:style-name="T31">aptly repo create -distribution="nightly" -architectures="amd64" -component="main" -</text:span><text:span text:style-name="T31">comment="devnet" algorand-nightl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828cm" presentation:class="title" presentation:user-transformed="true">
          <draw:text-box>
            <text:p>aptly – add packages</text:p>
          </draw:text-box>
        </draw:frame>
        <draw:frame presentation:style-name="pr3" draw:text-style-name="P9" draw:layer="layout" svg:width="26.678cm" svg:height="9.776cm" svg:x="-0.016cm" svg:y="3.97cm" presentation:class="outline" presentation:user-transformed="true">
          <draw:text-box>
            <text:list text:style-name="L2">
              <text:list-header>
                <text:p text:style-name="P9"><text:span text:style-name="T32"/></text:p>
                <text:p text:style-name="P9"><text:span text:style-name="T34">aptly repo add algorand ~/deb/algorand_stable_linux*.deb</text:span></text:p>
                <text:p text:style-name="P9"><text:span text:style-name="T34">aptly repo add algorand-beta ~/deb/algorand_beta*.deb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828cm" presentation:class="title" presentation:user-transformed="true">
          <draw:text-box>
            <text:p>aptly – install packages</text:p>
          </draw:text-box>
        </draw:frame>
        <draw:frame presentation:style-name="pr3" draw:text-style-name="P9" draw:layer="layout" svg:width="26.678cm" svg:height="9.776cm" svg:x="-0.016cm" svg:y="3.97cm" presentation:class="outline" presentation:user-transformed="true">
          <draw:text-box>
            <text:list text:style-name="L2">
              <text:list-header>
                <text:p text:style-name="P9"><text:span text:style-name="T32"/></text:p>
                <text:p text:style-name="P9"><text:span text:style-name="T34">sudo add-apt-repository "deb http://127.0.0.1:8080 algorand main"</text:span></text:p>
                <text:p text:style-name="P9"><text:span text:style-name="T34">sudo add-apt-repository "deb http://127.0.0.1:8080 algorand-beta main"</text:span></text:p>
                <text:p text:style-name="P9"><text:span text:style-name="T34">sudo apt-get update</text:span></text:p>
                <text:p text:style-name="P9"><text:span text:style-name="T34">sudo apt-get install algorand</text:span></text:p>
                <text:p text:style-name="P9"><text:span text:style-name="T34">sudo apt-get install algorand=2.0.1</text:span></text:p>
                <text:p text:style-name="P9"><text:span text:style-name="T34">sudo apt-get install algorand-beta</text:span></text:p>
                <text:p text:style-name="P9"><text:span text:style-name="T34">sudo apt-get install algorand-beta=1.0.0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5cm" svg:y="0.628cm" presentation:class="title" presentation:user-transformed="true">
          <draw:text-box>
            <text:p>aptly - no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upports multi-versioned packages</text:p>
              </text:list-item>
              <text:list-item>
                <text:p>Support snapshots</text:p>
              </text:list-item>
              <text:list-item>
                <text:p>Natively supports publishing to S3 and other platforms</text:p>
              </text:list-item>
              <text:list-item>
                <text:p>Setup is minimal</text:p>
              </text:list-item>
              <text:list-item>
                <text:p>`aptly serve`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pkg-scanpackag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pkg-scanpackages</text:p>
          </draw:text-box>
        </draw:frame>
        <draw:frame presentation:style-name="pr3" draw:text-style-name="P11" draw:layer="layout" svg:width="25.199cm" svg:height="9.134cm" svg:x="1.4cm" svg:y="3.685cm" presentation:class="outline">
          <draw:text-box>
            <text:list text:style-name="L2">
              <text:list-header>
                <text:p text:style-name="P11"><text:span text:style-name="T26">sudo apt install dpkg-dev</text:span></text:p>
                <text:p text:style-name="P11"><text:span text:style-name="T26">cd path/to/deb/packages</text:span></text:p>
                <text:p text:style-name="P11"><text:span text:style-name="T26">dpkg-scanpackages -m . | gzip -c &gt; Packages.gz</text:span></text:p>
                <text:p text:style-name="P11"><text:span text:style-name="T26"># Start web server.</text:span></text:p>
                <text:p text:style-name="P11"><text:span text:style-name="T26">sudo add-apt-repository "deb [trusted=yes] </text:span><text:span text:style-name="T26">http://127.0.0.1:8111 ./"</text:span></text:p>
                <text:p text:style-name="P11"><text:span text:style-name="T26">sudo apt update</text:span></text:p>
                <text:p text:style-name="P11"><text:span text:style-name="T2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What about Artifactory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GUI driven</text:p>
              </text:list-item>
              <text:list-item>
                <text:p>REST API</text:p>
                <text:list>
                  <text:list-item>
                    <text:p><text:span text:style-name="T28">PUT </text:span><text:span text:style-name="T28">"http://SERVER_HOSTNAME:8081/artifactory/{debianRepoKey}/pool/{debianPackage</text:span><text:span text:style-name="T28">Name};deb.distribution={distribution};deb.component={component};deb.architec</text:span><text:span text:style-name="T28">ture={architecture}"</text:span></text:p>
                  </text:list-item>
                </text:list>
              </text:list-item>
              <text:list-item>
                <text:p>Cedes a lot of control to Artifactory</text:p>
              </text:list-item>
              <text:list-item>
                <text:p>Wants to manage GPG ke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8"><text:a xlink:href="https://www.debian.org/doc/manuals/repository-howto/repository-howto" xlink:type="simple">https://www.debian.org/doc/manuals/repository-howto/repository-howto</text:a></text:span></text:p>
              </text:list-item>
              <text:list-item>
                <text:p><text:span text:style-name="T38"><text:a xlink:href="https://wikitech.wikimedia.org/wiki/Reprepro" xlink:type="simple">https://wikitech.wikimedia.org/wiki/Reprepro</text:a></text:span></text:p>
              </text:list-item>
              <text:list-item>
                <text:p><text:span text:style-name="T38"><text:a xlink:href="https://www.aptly.info/doc/overview/" xlink:type="simple">https://www.aptly.info/doc/overview/</text:a></text:span></text:p>
              </text:list-item>
              <text:list-item>
                <text:p><text:span text:style-name="T38"><text:a xlink:href="https://linux.die.net/man/1/dpkg-scanpackages" xlink:type="simple">https://linux.die.net/man/1/dpkg-scanpackages</text:a></text:span></text:p>
              </text:list-item>
              <text:list-item>
                <text:p><text:span text:style-name="T38"><text:a xlink:href="https://apt.postgresql.org/pub/repos/" xlink:type="simple">https://apt.postgresql.org/pub/repos/</text:a></text:span></text:p>
              </text:list-item>
              <text:list-item>
                <text:p><text:span text:style-name="T38"><text:a xlink:href="http://mariadb.mirror.globo.tech/repo/" xlink:type="simple">http://mariadb.mirror.globo.tech/repo/</text:a></text:span></text:p>
              </text:list-item>
              <text:list-item>
                <text:p><text:span text:style-name="T38"><text:a xlink:href="https://www.jfrog.com/confluence/display/JFROG/Debian+Repositories" xlink:type="simple">https://www.jfrog.com/confluence/display/JFROG/Debian+Repositories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0T12:12:10.888945963</meta:creation-date>
    <dc:date>2020-03-11T12:58:37.390770983</dc:date>
    <meta:editing-duration>PT10H32M53S</meta:editing-duration>
    <meta:editing-cycles>141</meta:editing-cycles>
    <meta:generator>LibreOffice/6.0.7.3$Linux_X86_64 LibreOffice_project/00m0$Build-3</meta:generator>
    <meta:document-statistic meta:object-count="151"/>
  </office:meta>
</office:document-meta>
</file>